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Preformatted_20_Text" style:list-style-name="L1"/>
    <style:style style:name="P7" style:family="paragraph" style:parent-style-name="Preformatted_20_Text" style:list-style-name="L2"/>
    <style:style style:name="P8" style:family="paragraph" style:parent-style-name="Preformatted_20_Text" style:list-style-name="L3"/>
    <style:style style:name="P9" style:family="paragraph" style:parent-style-name="Preformatted_20_Text" style:list-style-name="L4"/>
    <style:style style:name="P10" style:family="paragraph" style:parent-style-name="Preformatted_20_Text" style:list-style-name="L1">
      <style:paragraph-properties fo:margin-top="0in" fo:margin-bottom="0.1965in"/>
    </style:style>
    <style:style style:name="P11" style:family="paragraph" style:parent-style-name="Preformatted_20_Text" style:list-style-name="L2">
      <style:paragraph-properties fo:margin-top="0in" fo:margin-bottom="0.1965in"/>
    </style:style>
    <style:style style:name="P12" style:family="paragraph" style:parent-style-name="Preformatted_20_Text" style:list-style-name="L3">
      <style:paragraph-properties fo:margin-top="0in" fo:margin-bottom="0.1965in"/>
    </style:style>
    <style:style style:name="P13" style:family="paragraph" style:parent-style-name="Preformatted_20_Text" style:list-style-name="L4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ай наглядный список примеров чтобы понять суть и использовать на практике</text:p>
      <text:p text:style-name="Standard">ChatGPT</text:p>
      <text:p text:style-name="P1">ChatGPT</text:p>
      <text:p text:style-name="Text_20_body">Конечно, вот наглядный список примеров, который поможет лучше понять основные концепции объектно-ориентированного программирования (ООП) в PHP и их использование на практике:</text:p>
      <text:h text:style-name="Heading_20_3" text:outline-level="3">Создание классов и объектов:</text:h>
      <text:list xml:id="list248034936434114812" text:style-name="L1">
        <text:list-item>
          <text:p text:style-name="P2"><text:span text:style-name="Strong_20_Emphasis">Пример класса и создание объекта:</text:span></text:p>
          <text:p text:style-name="P6">php</text:p>
          <text:p text:style-name="P6">Copy code</text:p>
          <text:p text:style-name="P6"><text:span text:style-name="Source_20_Text">&lt;?php</text:span></text:p>
          <text:p text:style-name="P6"><text:span text:style-name="Source_20_Text">class Car {</text:span></text:p>
          <text:p text:style-name="P6"><text:span text:style-name="Source_20_Text"><text:s text:c="4"/>public $brand;</text:span></text:p>
          <text:p text:style-name="P6"><text:span text:style-name="Source_20_Text"><text:s text:c="4"/>public $model;</text:span></text:p>
          <text:p text:style-name="P6"/>
          <text:p text:style-name="P6"><text:span text:style-name="Source_20_Text"><text:s text:c="4"/>public function startEngine() {</text:span></text:p>
          <text:p text:style-name="P6"><text:span text:style-name="Source_20_Text"><text:s text:c="8"/>echo "Engine started!";</text:span></text:p>
          <text:p text:style-name="P6"><text:span text:style-name="Source_20_Text"><text:s text:c="4"/>}</text:span></text:p>
          <text:p text:style-name="P6"><text:span text:style-name="Source_20_Text">}</text:span></text:p>
          <text:p text:style-name="P6"/>
          <text:p text:style-name="P6"><text:span text:style-name="Source_20_Text">$myCar = new Car();</text:span></text:p>
          <text:p text:style-name="P6"><text:span text:style-name="Source_20_Text">$myCar-&gt;brand = "Toyota";</text:span></text:p>
          <text:p text:style-name="P6"><text:span text:style-name="Source_20_Text">$myCar-&gt;model = "Camry";</text:span></text:p>
          <text:p text:style-name="P6"><text:span text:style-name="Source_20_Text">$myCar-&gt;startEngine();</text:span></text:p>
          <text:p text:style-name="P10"><text:span text:style-name="Source_20_Text">?&gt;</text:span></text:p>
        </text:list-item>
        <text:list-item>
          <text:p text:style-name="P2"><text:span text:style-name="Strong_20_Emphasis">Конструктор класса:</text:span></text:p>
          <text:p text:style-name="P6">php</text:p>
          <text:p text:style-name="P6">Copy code</text:p>
          <text:p text:style-name="P6"><text:span text:style-name="Source_20_Text">&lt;?php</text:span></text:p>
          <text:p text:style-name="P6"><text:span text:style-name="Source_20_Text">class Person {</text:span></text:p>
          <text:p text:style-name="P6"><text:span text:style-name="Source_20_Text"><text:s text:c="4"/>public $name;</text:span></text:p>
          <text:p text:style-name="P6"/>
          <text:p text:style-name="P6"><text:span text:style-name="Source_20_Text"><text:s text:c="4"/>public function __construct($name) {</text:span></text:p>
          <text:p text:style-name="P6"><text:span text:style-name="Source_20_Text"><text:s text:c="8"/>$this-&gt;name = $name;</text:span></text:p>
          <text:p text:style-name="P6"><text:span text:style-name="Source_20_Text"><text:s text:c="4"/>}</text:span></text:p>
          <text:p text:style-name="P6"/>
          <text:p text:style-name="P6"><text:span text:style-name="Source_20_Text"><text:s text:c="4"/>public function greet() {</text:span></text:p>
          <text:p text:style-name="P6"><text:span text:style-name="Source_20_Text"><text:s text:c="8"/>echo "Hello, my name is $this-&gt;name.";</text:span></text:p>
          <text:p text:style-name="P6"><text:span text:style-name="Source_20_Text"><text:s text:c="4"/>}</text:span></text:p>
          <text:p text:style-name="P6"><text:span text:style-name="Source_20_Text">}</text:span></text:p>
          <text:p text:style-name="P6"/>
          <text:p text:style-name="P6"><text:span text:style-name="Source_20_Text">$person = new Person("John");</text:span></text:p>
          <text:p text:style-name="P6"><text:span text:style-name="Source_20_Text">$person-&gt;greet();</text:span></text:p>
          <text:p text:style-name="P10"><text:span text:style-name="Source_20_Text">?&gt;</text:span></text:p>
        </text:list-item>
      </text:list>
      <text:h text:style-name="Heading_20_3" text:outline-level="3">Наследование:</text:h>
      <text:list xml:id="list1803371349676693292" text:style-name="L2">
        <text:list-item>
          <text:p text:style-name="P3"><text:span text:style-name="Strong_20_Emphasis">Пример наследования:</text:span></text:p>
          <text:p text:style-name="P7">php</text:p>
          <text:p text:style-name="P7">Copy code</text:p>
          <text:p text:style-name="P7"><text:span text:style-name="Source_20_Text">&lt;?php</text:span></text:p>
          <text:p text:style-name="P7"><text:span text:style-name="Source_20_Text">class Animal {</text:span></text:p>
          <text:p text:style-name="P7"><text:span text:style-name="Source_20_Text"><text:s text:c="4"/>public function makeSound() {</text:span></text:p>
          <text:p text:style-name="P7"><text:span text:style-name="Source_20_Text"><text:s text:c="8"/>echo "Animal makes a sound.";</text:span></text:p>
          <text:p text:style-name="P7"><text:soft-page-break/><text:span text:style-name="Source_20_Text"><text:s text:c="4"/>}</text:span></text:p>
          <text:p text:style-name="P7"><text:span text:style-name="Source_20_Text">}</text:span></text:p>
          <text:p text:style-name="P7"/>
          <text:p text:style-name="P7"><text:span text:style-name="Source_20_Text">class Dog extends Animal {</text:span></text:p>
          <text:p text:style-name="P7"><text:span text:style-name="Source_20_Text"><text:s text:c="4"/>public function makeSound() {</text:span></text:p>
          <text:p text:style-name="P7"><text:span text:style-name="Source_20_Text"><text:s text:c="8"/>echo "Dog barks.";</text:span></text:p>
          <text:p text:style-name="P7"><text:span text:style-name="Source_20_Text"><text:s text:c="4"/>}</text:span></text:p>
          <text:p text:style-name="P7"><text:span text:style-name="Source_20_Text">}</text:span></text:p>
          <text:p text:style-name="P7"/>
          <text:p text:style-name="P7"><text:span text:style-name="Source_20_Text">$dog = new Dog();</text:span></text:p>
          <text:p text:style-name="P7"><text:span text:style-name="Source_20_Text">$dog-&gt;makeSound(); // Output: Dog barks.</text:span></text:p>
          <text:p text:style-name="P11"><text:span text:style-name="Source_20_Text">?&gt;</text:span></text:p>
        </text:list-item>
        <text:list-item>
          <text:p text:style-name="P3"><text:span text:style-name="Strong_20_Emphasis">Вызов метода родительского класса:</text:span></text:p>
          <text:p text:style-name="P7">php</text:p>
          <text:p text:style-name="P7">Copy code</text:p>
          <text:p text:style-name="P7"><text:span text:style-name="Source_20_Text">&lt;?php</text:span></text:p>
          <text:p text:style-name="P7"><text:span text:style-name="Source_20_Text">class Animal {</text:span></text:p>
          <text:p text:style-name="P7"><text:span text:style-name="Source_20_Text"><text:s text:c="4"/>public function makeSound() {</text:span></text:p>
          <text:p text:style-name="P7"><text:span text:style-name="Source_20_Text"><text:s text:c="8"/>echo "Animal makes a sound.";</text:span></text:p>
          <text:p text:style-name="P7"><text:span text:style-name="Source_20_Text"><text:s text:c="4"/>}</text:span></text:p>
          <text:p text:style-name="P7"><text:span text:style-name="Source_20_Text">}</text:span></text:p>
          <text:p text:style-name="P7"/>
          <text:p text:style-name="P7"><text:span text:style-name="Source_20_Text">class Dog extends Animal {</text:span></text:p>
          <text:p text:style-name="P7"><text:span text:style-name="Source_20_Text"><text:s text:c="4"/>public function makeSound() {</text:span></text:p>
          <text:p text:style-name="P7"><text:span text:style-name="Source_20_Text"><text:s text:c="8"/>parent::makeSound();</text:span></text:p>
          <text:p text:style-name="P7"><text:span text:style-name="Source_20_Text"><text:s text:c="8"/>echo " Dog barks.";</text:span></text:p>
          <text:p text:style-name="P7"><text:span text:style-name="Source_20_Text"><text:s text:c="4"/>}</text:span></text:p>
          <text:p text:style-name="P7"><text:span text:style-name="Source_20_Text">}</text:span></text:p>
          <text:p text:style-name="P7"/>
          <text:p text:style-name="P7"><text:span text:style-name="Source_20_Text">$dog = new Dog();</text:span></text:p>
          <text:p text:style-name="P7"><text:span text:style-name="Source_20_Text">$dog-&gt;makeSound(); // Output: Animal makes a sound. Dog barks.</text:span></text:p>
          <text:p text:style-name="P11"><text:span text:style-name="Source_20_Text">?&gt;</text:span></text:p>
        </text:list-item>
      </text:list>
      <text:h text:style-name="Heading_20_3" text:outline-level="3">Инкапсуляция:</text:h>
      <text:list xml:id="list4676889884537726092" text:style-name="L3">
        <text:list-item>
          <text:p text:style-name="P4"><text:span text:style-name="Strong_20_Emphasis">Пример инкапсуляции:</text:span></text:p>
          <text:p text:style-name="P8">php</text:p>
          <text:p text:style-name="P8">Copy code</text:p>
          <text:p text:style-name="P8"><text:span text:style-name="Source_20_Text">&lt;?php</text:span></text:p>
          <text:p text:style-name="P8"><text:span text:style-name="Source_20_Text">class BankAccount {</text:span></text:p>
          <text:p text:style-name="P8"><text:span text:style-name="Source_20_Text"><text:s text:c="4"/>private $balance;</text:span></text:p>
          <text:p text:style-name="P8"/>
          <text:p text:style-name="P8"><text:span text:style-name="Source_20_Text"><text:s text:c="4"/>public function __construct($balance) {</text:span></text:p>
          <text:p text:style-name="P8"><text:span text:style-name="Source_20_Text"><text:s text:c="8"/>$this-&gt;balance = $balance;</text:span></text:p>
          <text:p text:style-name="P8"><text:span text:style-name="Source_20_Text"><text:s text:c="4"/>}</text:span></text:p>
          <text:p text:style-name="P8"/>
          <text:p text:style-name="P8"><text:span text:style-name="Source_20_Text"><text:s text:c="4"/>public function getBalance() {</text:span></text:p>
          <text:p text:style-name="P8"><text:span text:style-name="Source_20_Text"><text:s text:c="8"/>return $this-&gt;balance;</text:span></text:p>
          <text:p text:style-name="P8"><text:span text:style-name="Source_20_Text"><text:s text:c="4"/>}</text:span></text:p>
          <text:p text:style-name="P8"/>
          <text:p text:style-name="P8"><text:span text:style-name="Source_20_Text"><text:s text:c="4"/>public function deposit($amount) {</text:span></text:p>
          <text:p text:style-name="P8"><text:span text:style-name="Source_20_Text"><text:s text:c="8"/>$this-&gt;balance += $amount;</text:span></text:p>
          <text:p text:style-name="P8"><text:span text:style-name="Source_20_Text"><text:s text:c="4"/>}</text:span></text:p>
          <text:p text:style-name="P8"/>
          <text:p text:style-name="P8"><text:span text:style-name="Source_20_Text"><text:s text:c="4"/>public function withdraw($amount) {</text:span></text:p>
          <text:p text:style-name="P8"><text:span text:style-name="Source_20_Text"><text:s text:c="8"/>if ($amount &lt;= $this-&gt;balance) {</text:span></text:p>
          <text:p text:style-name="P8"><text:span text:style-name="Source_20_Text"><text:s text:c="12"/>$this-&gt;balance -= $amount;</text:span></text:p>
          <text:p text:style-name="P8"><text:span text:style-name="Source_20_Text"><text:s text:c="8"/>} else {</text:span></text:p>
          <text:p text:style-name="P8"><text:span text:style-name="Source_20_Text"><text:s text:c="12"/>echo "Insufficient funds.";</text:span></text:p>
          <text:p text:style-name="P8"><text:span text:style-name="Source_20_Text"><text:s text:c="8"/>}</text:span></text:p>
          <text:p text:style-name="P8"><text:soft-page-break/><text:span text:style-name="Source_20_Text"><text:s text:c="4"/>}</text:span></text:p>
          <text:p text:style-name="P8"><text:span text:style-name="Source_20_Text">}</text:span></text:p>
          <text:p text:style-name="P8"/>
          <text:p text:style-name="P8"><text:span text:style-name="Source_20_Text">$account = new BankAccount(1000);</text:span></text:p>
          <text:p text:style-name="P8"><text:span text:style-name="Source_20_Text">echo $account-&gt;getBalance(); // Output: 1000</text:span></text:p>
          <text:p text:style-name="P8"><text:span text:style-name="Source_20_Text">$account-&gt;deposit(500);</text:span></text:p>
          <text:p text:style-name="P8"><text:span text:style-name="Source_20_Text">echo $account-&gt;getBalance(); // Output: 1500</text:span></text:p>
          <text:p text:style-name="P8"><text:span text:style-name="Source_20_Text">$account-&gt;withdraw(2000); // Output: Insufficient funds.</text:span></text:p>
          <text:p text:style-name="P12"><text:span text:style-name="Source_20_Text">?&gt;</text:span></text:p>
        </text:list-item>
      </text:list>
      <text:h text:style-name="Heading_20_3" text:outline-level="3">Полиморфизм:</text:h>
      <text:list xml:id="list8799876078580066845" text:style-name="L4">
        <text:list-item>
          <text:p text:style-name="P5"><text:span text:style-name="Strong_20_Emphasis">Пример полиморфизма:</text:span></text:p>
          <text:p text:style-name="P9">php</text:p>
          <text:p text:style-name="P9">Copy code</text:p>
          <text:p text:style-name="P9"><text:span text:style-name="Source_20_Text">&lt;?php</text:span></text:p>
          <text:p text:style-name="P9"><text:span text:style-name="Source_20_Text">interface Shape {</text:span></text:p>
          <text:p text:style-name="P9"><text:span text:style-name="Source_20_Text"><text:s text:c="4"/>public function calculateArea();</text:span></text:p>
          <text:p text:style-name="P9"><text:span text:style-name="Source_20_Text">}</text:span></text:p>
          <text:p text:style-name="P9"/>
          <text:p text:style-name="P9"><text:span text:style-name="Source_20_Text">class Rectangle implements Shape {</text:span></text:p>
          <text:p text:style-name="P9"><text:span text:style-name="Source_20_Text"><text:s text:c="4"/>private $width;</text:span></text:p>
          <text:p text:style-name="P9"><text:span text:style-name="Source_20_Text"><text:s text:c="4"/>private $height;</text:span></text:p>
          <text:p text:style-name="P9"/>
          <text:p text:style-name="P9"><text:span text:style-name="Source_20_Text"><text:s text:c="4"/>public function __construct($width, $height) {</text:span></text:p>
          <text:p text:style-name="P9"><text:span text:style-name="Source_20_Text"><text:s text:c="8"/>$this-&gt;width = $width;</text:span></text:p>
          <text:p text:style-name="P9"><text:span text:style-name="Source_20_Text"><text:s text:c="8"/>$this-&gt;height = $height;</text:span></text:p>
          <text:p text:style-name="P9"><text:span text:style-name="Source_20_Text"><text:s text:c="4"/>}</text:span></text:p>
          <text:p text:style-name="P9"/>
          <text:p text:style-name="P9"><text:span text:style-name="Source_20_Text"><text:s text:c="4"/>public function calculateArea() {</text:span></text:p>
          <text:p text:style-name="P9"><text:span text:style-name="Source_20_Text"><text:s text:c="8"/>return $this-&gt;width * $this-&gt;height;</text:span></text:p>
          <text:p text:style-name="P9"><text:span text:style-name="Source_20_Text"><text:s text:c="4"/>}</text:span></text:p>
          <text:p text:style-name="P9"><text:span text:style-name="Source_20_Text">}</text:span></text:p>
          <text:p text:style-name="P9"/>
          <text:p text:style-name="P9"><text:span text:style-name="Source_20_Text">class Circle implements Shape {</text:span></text:p>
          <text:p text:style-name="P9"><text:span text:style-name="Source_20_Text"><text:s text:c="4"/>private $radius;</text:span></text:p>
          <text:p text:style-name="P9"/>
          <text:p text:style-name="P9"><text:span text:style-name="Source_20_Text"><text:s text:c="4"/>public function __construct($radius) {</text:span></text:p>
          <text:p text:style-name="P9"><text:span text:style-name="Source_20_Text"><text:s text:c="8"/>$this-&gt;radius = $radius;</text:span></text:p>
          <text:p text:style-name="P9"><text:span text:style-name="Source_20_Text"><text:s text:c="4"/>}</text:span></text:p>
          <text:p text:style-name="P9"/>
          <text:p text:style-name="P9"><text:span text:style-name="Source_20_Text"><text:s text:c="4"/>public function calculateArea() {</text:span></text:p>
          <text:p text:style-name="P9"><text:span text:style-name="Source_20_Text"><text:s text:c="8"/>return pi() * pow($this-&gt;radius, 2);</text:span></text:p>
          <text:p text:style-name="P9"><text:span text:style-name="Source_20_Text"><text:s text:c="4"/>}</text:span></text:p>
          <text:p text:style-name="P9"><text:span text:style-name="Source_20_Text">}</text:span></text:p>
          <text:p text:style-name="P9"/>
          <text:p text:style-name="P9"><text:span text:style-name="Source_20_Text">function printArea(Shape $shape) {</text:span></text:p>
          <text:p text:style-name="P9"><text:span text:style-name="Source_20_Text"><text:s text:c="4"/>echo "Area: " . $shape-&gt;calculateArea();</text:span></text:p>
          <text:p text:style-name="P9"><text:span text:style-name="Source_20_Text">}</text:span></text:p>
          <text:p text:style-name="P9"/>
          <text:p text:style-name="P9"><text:span text:style-name="Source_20_Text">$rectangle = new Rectangle(5, 10);</text:span></text:p>
          <text:p text:style-name="P9"><text:span text:style-name="Source_20_Text">$circle = new Circle(7);</text:span></text:p>
          <text:p text:style-name="P9"/>
          <text:p text:style-name="P9"><text:span text:style-name="Source_20_Text">printArea($rectangle); // Output: Area: 50</text:span></text:p>
          <text:p text:style-name="P9"><text:span text:style-name="Source_20_Text">printArea($circle); <text:s text:c="3"/>// Output: Area: 153.938...</text:span></text:p>
          <text:p text:style-name="P13"><text:span text:style-name="Source_20_Text">?&gt;</text:span></text:p>
        </text:list-item>
      </text:list>
      <text:p text:style-name="Text_20_body">Эти примеры помогут вам лучше понять и применять базовые концепции ООП в PHP на практик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1:54:20.68</dc:date>
    <meta:document-statistic meta:table-count="0" meta:image-count="0" meta:object-count="0" meta:page-count="3" meta:paragraph-count="140" meta:word-count="408" meta:character-count="3088"/>
    <dc:creator>Dima Wide</dc:creator>
    <meta:user-defined meta:name="Info 1"/>
    <meta:user-defined meta:name="Info 2"/>
    <meta:user-defined meta:name="Info 3"/>
    <meta:user-defined meta:name="Info 4"/>
  </office:meta>
</office:document-meta>
</file>